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1B5A55F4A1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3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30%" fo:text-align="end"/>
    </style:style>
    <style:style style:name="P3" style:family="paragraph">
      <loext:graphic-properties draw:fill="none" draw:fill-color="#ffffff"/>
      <style:paragraph-properties fo:line-height="130%" fo:text-align="en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44cm" svg:height="15.423cm" svg:x="6.123cm" svg:y="3.674cm">
          <draw:image xlink:href="Pictures/1000000000000193000001B5A55F4A16.jpg" xlink:type="simple" xlink:show="embed" xlink:actuate="onLoad" draw:mime-type="image/jpeg">
            <text:p/>
          </draw:image>
        </draw:frame>
        <draw:frame draw:style-name="gr2" draw:text-style-name="P3" draw:layer="layout" svg:width="3.809cm" svg:height="8.255cm" svg:x="1cm" svg:y="10.207cm">
          <draw:text-box>
            <text:p text:style-name="P2">Reset</text:p>
            <text:p text:style-name="P2">Layout</text:p>
            <text:p text:style-name="P2">Sustain</text:p>
            <text:p text:style-name="P2">Octave ↑</text:p>
            <text:p text:style-name="P2">Octave ↓</text:p>
            <text:p text:style-name="P2">Shift</text:p>
            <text:p text:style-name="P2">Transpose</text:p>
            <text:p text:style-name="P2"/>
          </draw:text-box>
        </draw:frame>
        <draw:line draw:style-name="gr3" draw:text-style-name="P1" draw:layer="layout" svg:x1="4.779cm" svg:y1="10.947cm" svg:x2="7.161cm" svg:y2="10.699cm">
          <text:p/>
        </draw:line>
        <draw:line draw:style-name="gr3" draw:text-style-name="P1" draw:layer="layout" svg:x1="4.779cm" svg:y1="11.857cm" svg:x2="6.433cm" svg:y2="11.807cm">
          <text:p/>
        </draw:line>
        <draw:line draw:style-name="gr3" draw:text-style-name="P1" draw:layer="layout" svg:x1="4.713cm" svg:y1="12.766cm" svg:x2="7.078cm" svg:y2="12.799cm">
          <text:p/>
        </draw:line>
        <draw:line draw:style-name="gr3" draw:text-style-name="P1" draw:layer="layout" svg:x1="4.664cm" svg:y1="13.758cm" svg:x2="6.45cm" svg:y2="13.824cm">
          <text:p/>
        </draw:line>
        <draw:line draw:style-name="gr3" draw:text-style-name="P1" draw:layer="layout" svg:x1="4.697cm" svg:y1="15.478cm" svg:x2="6.516cm" svg:y2="15.892cm">
          <text:p/>
        </draw:line>
        <draw:line draw:style-name="gr3" draw:text-style-name="P1" draw:layer="layout" svg:x1="4.664cm" svg:y1="14.651cm" svg:x2="7.144cm" svg:y2="14.8cm">
          <text:p/>
        </draw:line>
        <draw:line draw:style-name="gr3" draw:text-style-name="P1" draw:layer="layout" svg:x1="4.713cm" svg:y1="16.487cm" svg:x2="7.028cm" svg:y2="16.8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12:24:09.608028453</meta:creation-date>
    <dc:date>2026-01-02T13:00:26.436324905</dc:date>
    <meta:editing-duration>PT4M34S</meta:editing-duration>
    <meta:editing-cycles>2</meta:editing-cycles>
    <meta:generator>LibreOffice/25.8.3.2$Linux_X86_64 LibreOffice_project/580$Build-2</meta:generator>
    <meta:document-statistic meta:object-count="9"/>
  </office:meta>
</office:document-meta>
</file>